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'Helvetica Neue', Arial, Helvetica, sans-serif"/>
  </office:font-face-decls>
  <office:automatic-styles>
    <style:style style:name="Таблица1" style:family="table">
      <style:table-properties style:width="5.667cm" table:align="left"/>
    </style:style>
    <style:style style:name="Таблица1.A" style:family="table-column">
      <style:table-column-properties style:column-width="0.219cm"/>
    </style:style>
    <style:style style:name="Таблица1.B" style:family="table-column">
      <style:table-column-properties style:column-width="1.187cm"/>
    </style:style>
    <style:style style:name="Таблица1.C" style:family="table-column">
      <style:table-column-properties style:column-width="4.262cm"/>
    </style:style>
    <style:style style:name="Таблица1.A1" style:family="table-cell">
      <style:table-cell-properties style:vertical-align="middle" fo:padding="0cm" fo:border="none"/>
    </style:style>
    <style:style style:name="Таблица1.C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0.425cm"/>
    </style:style>
    <style:style style:name="Таблица2.B" style:family="table-column">
      <style:table-column-properties style:column-width="16.575cm"/>
    </style:style>
    <style:style style:name="Таблица2.A1" style:family="table-cell">
      <style:table-cell-properties style:vertical-align="middle" fo:padding="0cm" fo:border="none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0.425cm"/>
    </style:style>
    <style:style style:name="Таблица3.B" style:family="table-column">
      <style:table-column-properties style:column-width="16.575cm"/>
    </style:style>
    <style:style style:name="Таблица3.A1" style:family="table-cell">
      <style:table-cell-properties style:vertical-align="middle" fo:padding="0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0.425cm"/>
    </style:style>
    <style:style style:name="Таблица4.B" style:family="table-column">
      <style:table-column-properties style:column-width="16.575cm"/>
    </style:style>
    <style:style style:name="Таблица4.A1" style:family="table-cell">
      <style:table-cell-properties style:vertical-align="middle" fo:padding="0cm" fo:border="none"/>
    </style:style>
    <style:style style:name="Таблица5" style:family="table">
      <style:table-properties style:width="15.737cm" table:align="left"/>
    </style:style>
    <style:style style:name="Таблица5.A" style:family="table-column">
      <style:table-column-properties style:column-width="0.425cm"/>
    </style:style>
    <style:style style:name="Таблица5.B" style:family="table-column">
      <style:table-column-properties style:column-width="15.312cm"/>
    </style:style>
    <style:style style:name="Таблица5.A1" style:family="table-cell">
      <style:table-cell-properties style:vertical-align="middle" fo:padding="0cm" fo:border="none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0.425cm"/>
    </style:style>
    <style:style style:name="Таблица6.B" style:family="table-column">
      <style:table-column-properties style:column-width="16.575cm"/>
    </style:style>
    <style:style style:name="Таблица6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1.588cm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YS Text" fo:font-size="18pt" fo:letter-spacing="normal" fo:font-style="normal" fo:font-weight="normal" style:font-size-asian="18pt" style:font-size-complex="18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cm" fo:margin-bottom="0cm" style:contextual-spacing="false"/>
    </style:style>
    <style:style style:name="P4" style:family="paragraph" style:parent-style-name="Table_20_Contents">
      <style:paragraph-properties fo:margin-left="0cm" fo:margin-right="0cm" fo:margin-top="0.079cm" fo:margin-bottom="0cm" style:contextual-spacing="false" style:line-height-at-least="0.847cm" fo:orphans="0" fo:text-indent="0cm" style:auto-text-indent="false"/>
      <style:text-properties fo:color="#000000" loext:opacity="100%" loext:padding="0cm" loext:border="none"/>
    </style:style>
    <style:style style:name="P5" style:family="paragraph" style:parent-style-name="Table_20_Contents">
      <style:paragraph-properties fo:margin-top="0cm" fo:margin-bottom="0cm" style:contextual-spacing="false"/>
      <style:text-properties fo:font-size="9.75pt"/>
    </style:style>
    <style:style style:name="P6" style:family="paragraph" style:parent-style-name="Table_20_Contents">
      <style:text-properties fo:color="#ff0000" loext:opacity="100%"/>
    </style:style>
    <style:style style:name="P7" style:family="paragraph" style:parent-style-name="Table_20_Contents" style:list-style-name="L3">
      <style:paragraph-properties fo:margin-top="0cm" fo:margin-bottom="0cm" style:contextual-spacing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YS Text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YS Text" fo:font-size="9.75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style:font-name="YS Text" fo:font-size="9.75pt" fo:letter-spacing="normal" fo:font-style="normal" fo:font-weight="normal"/>
    </style:style>
    <style:style style:name="T1" style:family="text">
      <style:text-properties officeooo:rsid="001a985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Цифровые профессии. Мотивационное письмо</text:h>
      <text:p text:style-name="Standard"/>
      <text:p text:style-name="Standard"/>
      <text:p text:style-name="P8">Вам предстоит ответить на три вопроса, которые помогут вам определить свою готовность к обучению.<text:line-break/>Вопросы требуют развёрнутых ответов, поэтому вам понадобится примерно полчаса свободного времени.</text:p>
      <text:list xml:id="list3036299865" text:style-name="L1">
        <text:list-item>
          <text:p text:style-name="P9">Организаторы гарантируют тщательную экспертную проверку заданий участников по единым для всех критериям.</text:p>
        </text:list-item>
        <text:list-item>
          <text:p text:style-name="P10">Организаторы оставляют за собой право НЕ принимать возражений и апелляций от участников, не согласных с результатами отбора.</text:p>
        </text:list-item>
      </text:list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3">Email</text:p>
          </table:table-cell>
          <table:table-cell table:style-name="Таблица1.C1" office:value-type="string">
            <text:p text:style-name="P4"> </text:p>
            <text:p text:style-name="P5">заполняется автоматически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*</text:p>
          </table:table-cell>
          <table:table-cell table:style-name="Таблица2.A1" office:value-type="string">
            <text:p text:style-name="P3">Сформулируйте цель на обучение. К какому результату вы хотите прийти по итогам обучения?</text:p>
          </table:table-cell>
        </table:table-row>
      </table:table>
      <text:p text:style-name="Standard"/>
      <text:p text:style-name="Standard"/>
      <text:p text:style-name="Standard">Основная цель на обучение это крепкое закрепление материала, наработка практик, формирование в голове полной структуры, что и как делать, какие инструменты использовать, применять эффективные методы, технологии ..., <text:s/>убрать многие неопределенности в своих знаниях. Хорошим результатом по итогам обучения будет, если например беру проект, и в течение 1-2 часов, смогу <text:s/>расписать правильную структуру проекта (БД, разбивка на app, фронтенд бэкенд , ...) , набросать каркас, и примерно определять трудозатраты на выполнение проекта.</text:p>
      <text:p text:style-name="Standard">Еще бы хорошо попасть на работу в хорошую компанию, для дальнейшего развития.</text:p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*</text:p>
          </table:table-cell>
          <table:table-cell table:style-name="Таблица3.A1" office:value-type="string">
            <text:p text:style-name="P3">Любое обучение - это определенный опыт и знания, поэтому укажите, где и чему Вы обучались (вуз, ПТУ), назовите (офлайн, онлайн) курсы?</text:p>
          </table:table-cell>
        </table:table-row>
      </table:table>
      <text:p text:style-name="Standard"/>
      <text:p text:style-name="Standard"/>
      <text:p text:style-name="Standard">ВУЗ (1991-1996г): Казанский авиационный институт им. А.Н. Туполева, по специальности "вычислительные машины, комплексы, системы и сети, квалификация инженер системотехник.</text:p>
      <text:p text:style-name="Standard"/>
      <text:p text:style-name="Standard">Курсы офлайн (~1998-2000г): </text:p>
      <text:p text:style-name="Standard">- Введение в конфигурирование оборудования "Cisco".</text:p>
      <text:p text:style-name="Standard">- Курс "Advanced Cisco router configuration."</text:p>
      <text:p text:style-name="Standard">- Fundamentals of the Unix System.</text:p>
      <text:p text:style-name="Standard">- HP–UX System and Network Administration I</text:p>
      <text:p text:style-name="Standard">- HP Open View Network Node Manager for Windows Administrators</text:p>
      <text:p text:style-name="Standard">- Oracle8: Администрирование.</text:p>
      <text:p text:style-name="Standard"/>
      <text:p text:style-name="Standard">Курсы онлайн (2020г):</text:p>
      <text:p text:style-name="Standard">- Погружение в Python. Сертификат. Московский физико-технический институт. Платформе https://coursera.org/.</text:p>
      <text:p text:style-name="Standard">- Введение в глубокое обучение. Сертификат (Удостоверение о повышении квалификации). Череповецкий государственный университет.</text:p>
      <text:p text:style-name="Standard"><text:soft-page-break/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">*</text:p>
          </table:table-cell>
          <table:table-cell table:style-name="Таблица4.A1" office:value-type="string">
            <text:p text:style-name="P3">Где работали, работаете сейчас (в течение последних 3-5 лет) и какой опыт смогли там приобрести?</text:p>
          </table:table-cell>
        </table:table-row>
      </table:table>
      <text:p text:style-name="Standard"/>
      <text:p text:style-name="Standard">Сейчас временно не работаю. Хочу окончательно перейти с системного инженера в веб разработку (Python). Самостоятельное изучение.</text:p>
      <text:p text:style-name="Standard">Последние места работы за 5 лет:</text:p>
      <text:p text:style-name="Standard">- Работал инженером в IT отделе страховой компании. Опыт в обслуживании Call центра, настройка рабочих мест, программного обеспечения, телефонии, системы Asterix (транки, вход. исход. маршруты, составление схем движения звонков, отчетов ...).</text:p>
      <text:p text:style-name="Standard">- Инженер-проектировщик в проектной организации. Опыт в разработке проектной и рабочей документации, разработка технических решений в разделах СПД, телефонии, ...)</text:p>
      <text:p text:style-name="Standard">- Инженер в организации занимающийся строительством инженерных коммуникаций. Опыт в подборе, пусконаладке и обслуживания сетевого оборудования, систем видеонаблюдения, телефонии, ...</text:p>
      <text:p text:style-name="Standard">- ведущий инженер в сети розничной торговой организации. Опыт в обслуживании и наладке торгового оборудования, запуск магазинов.</text:p>
      <text:p text:style-name="Standard"/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">*</text:p>
          </table:table-cell>
          <table:table-cell table:style-name="Таблица5.A1" office:value-type="string">
            <text:p text:style-name="P3">Какие ваши личные качества, знания и опыт помогут вам в достижении этой цели?</text:p>
          </table:table-cell>
        </table:table-row>
      </table:table>
      <text:p text:style-name="Standard"/>
      <text:p text:style-name="Standard">Первое, это то, что я точно знаю, что этого достигну.</text:p>
      <text:p text:style-name="Standard">Потом настойчивость, самодисциплина, самообладание и наверное мышление в целом.</text:p>
      <text:p text:style-name="Standard">Самостоятельное обучение многих аспектов в программе до этого, пройденные курсы, и большой опыт в в смежных направлениях айти.</text:p>
      <text:p text:style-name="Standard">Просматривая различные курсы обучения от разных обучающих платформ, мне понравился Ваш стек технологий, которому Вы обучаете в этой программе, потому и выбрал. И это как раз меня мотивирует.</text:p>
      <text:p text:style-name="Standard"/>
      <text:p text:style-name="Standard"/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">*</text:p>
          </table:table-cell>
          <table:table-cell table:style-name="Таблица6.A1" office:value-type="string">
            <text:p text:style-name="P3">Обучение интенсивное: нужно изучить большой объем за относительно короткий период времени.</text:p>
            <text:list xml:id="list3380973005" text:style-name="L3">
              <text:list-item>
                <text:p text:style-name="P7">Как вы спланируете свой день и неделю?</text:p>
              </text:list-item>
              <text:list-item>
                <text:p text:style-name="P7">Сколько часов готовы тратить в день и неделю на уроки и задания?</text:p>
              </text:list-item>
              <text:list-item>
                <text:p text:style-name="P7">Приведите, пожалуйста, пример своего расписания на день или неделю.</text:p>
              </text:list-item>
            </text:list>
          </table:table-cell>
        </table:table-row>
      </table:table>
      <text:p text:style-name="Standard"/>
      <text:p text:style-name="Standard">Пока не работаю, думаю времени будет хватать. Потому планирую первые темы идти с опережением, последующие будут всё сложнее и на них больше времени надо будет.</text:p>
      <text:p text:style-name="Standard">Часов 4-6 в день, в неделю 20-30.</text:p>
      <text:p text:style-name="Standard">Расписание:</text:p>
      <text:p text:style-name="Standard">7:30 - подъем, умыться, завтрак.</text:p>
      <text:p text:style-name="Standard">9:00 - 12:00 - <text:s/>Обучение</text:p>
      <text:p text:style-name="Standard">обед, прогулка, ...</text:p>
      <text:p text:style-name="Standard">14-17 Обучение</text:p>
      <text:p text:style-name="Standard"><text:s/>ужин</text:p>
      <text:p text:style-name="Standard">18:30 - 20:30 — спорт, <text:span text:style-name="T1">домашиние дела, ..</text:span></text:p>
      <text:p text:style-name="Standard">ужин, сон.</text:p>
      <text:p text:style-name="Standard"/>
      <text:p text:style-name="Standard"/>
      <text:p text:style-name="Standard"/>
      <text:p text:style-name="Standard"><text:s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'Helvetica Neue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02:38:08.501926405</meta:creation-date>
    <dc:date>2022-11-30T02:54:49.374742750</dc:date>
    <meta:editing-duration>PT16M41S</meta:editing-duration>
    <meta:editing-cycles>3</meta:editing-cycles>
    <meta:generator>LibreOffice/7.3.6.2$Linux_X86_64 LibreOffice_project/30$Build-2</meta:generator>
    <meta:document-statistic meta:table-count="6" meta:image-count="0" meta:object-count="0" meta:page-count="3" meta:paragraph-count="54" meta:word-count="575" meta:character-count="4153" meta:non-whitespace-character-count="3628"/>
  </office:meta>
</office:document-meta>
</file>